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2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5cm" svg:height="2cm" svg:x="6.5cm" svg:y="3.5cm">
          <text:p text:style-name="P1"><text:span text:style-name="T1">Main Sc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cm" svg:height="2cm" svg:x="13.5cm" svg:y="3.5cm">
          <text:p text:style-name="P1"><text:span text:style-name="T1">Help Sc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cm" svg:height="2cm" svg:x="13.5cm" svg:y="8cm">
          <text:p text:style-name="P2"><text:span text:style-name="T1">About Sc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cm" svg:y1="4.5cm" svg:x2="13.5cm" svg:y2="4.5cm" draw:start-shape="id1" draw:start-glue-point="1" draw:end-shape="id2" draw:end-glue-point="3" svg:d="m10000 4500h3500">
          <text:p/>
        </draw:connector>
        <draw:connector draw:style-name="gr3" draw:text-style-name="P2" draw:layer="layout" draw:type="curve" svg:x1="8.25cm" svg:y1="5.5cm" svg:x2="13.5cm" svg:y2="9cm" draw:start-shape="id1" draw:start-glue-point="2" draw:end-shape="id3" draw:end-glue-point="3" svg:d="m8250 5500c0 2334 1750 3500 5250 3500">
          <text:p/>
        </draw:connector>
        <draw:connector draw:style-name="gr3" draw:text-style-name="P2" draw:layer="layout" draw:type="curve" svg:x1="15.5cm" svg:y1="8cm" svg:x2="8.25cm" svg:y2="5.5cm" draw:start-shape="id3" draw:end-shape="id1" draw:end-glue-point="2" svg:d="m15500 8000c0-1873-7250-624-7250-2500">
          <text:p/>
        </draw:connector>
        <draw:connector draw:style-name="gr3" draw:text-style-name="P2" draw:layer="layout" draw:type="curve" draw:line-skew="-0.249cm" svg:x1="15.5cm" svg:y1="3.5cm" svg:x2="8.25cm" svg:y2="3.5cm" draw:start-shape="id2" draw:start-glue-point="0" draw:end-shape="id1" draw:end-glue-point="0" svg:d="m15500 3500c0-1125-7250-1125-7250 0">
          <text:p/>
        </draw:connector>
        <draw:custom-shape draw:style-name="gr2" draw:text-style-name="P2" xml:id="id4" draw:id="id4" draw:layer="layout" svg:width="3.5cm" svg:height="3.5cm" svg:x="6.5cm" svg:y="10.5cm">
          <text:p text:style-name="P2">Play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.25cm" svg:y1="5.5cm" svg:x2="8.25cm" svg:y2="10.5cm" draw:start-shape="id1" draw:start-glue-point="2" draw:end-shape="id4" svg:d="m8250 5500v5000">
          <text:p/>
        </draw:connector>
        <draw:connector draw:style-name="gr3" draw:text-style-name="P2" draw:layer="layout" draw:type="curve" draw:line-skew="-0.749cm" svg:x1="6.5cm" svg:y1="12.25cm" svg:x2="6.5cm" svg:y2="4.5cm" draw:start-shape="id4" draw:start-glue-point="3" draw:end-shape="id1" svg:d="m6500 12250c-1875 0-1875-7750 0-7750">
          <text:p/>
        </draw:connector>
        <draw:connector draw:style-name="gr3" draw:text-style-name="P2" draw:layer="layout" draw:type="line" svg:x1="5.292cm" svg:y1="1.991cm" svg:x2="6.5cm" svg:y2="4.5cm" draw:end-shape="id1" draw:end-glue-point="3" svg:d="m5292 1991 1208 2509">
          <text:p/>
        </draw:connector>
        <draw:frame draw:style-name="gr4" draw:text-style-name="P3" draw:layer="layout" svg:width="3.5cm" svg:height="0.839cm" svg:x="3.5cm" svg:y="1.161cm">
          <draw:text-box>
            <text:p text:style-name="P3"><text:span text:style-name="T2">[Midlet Start]</text:span></text:p>
          </draw:text-box>
        </draw:frame>
        <draw:frame draw:style-name="gr5" draw:text-style-name="P4" draw:layer="layout" svg:width="2cm" svg:height="0.806cm" svg:x="11.142cm" svg:y="1.859cm">
          <draw:text-box>
            <text:p text:style-name="P4"><text:span text:style-name="T3">„</text:span><text:span text:style-name="T3">Back“</text:span></text:p>
          </draw:text-box>
        </draw:frame>
        <draw:frame draw:style-name="gr5" draw:text-style-name="P4" draw:layer="layout" svg:width="2cm" svg:height="0.806cm" svg:x="10.5cm" svg:y="3.694cm">
          <draw:text-box>
            <text:p text:style-name="P4"><text:span text:style-name="T3">„</text:span><text:span text:style-name="T3">Help“</text:span></text:p>
          </draw:text-box>
        </draw:frame>
        <draw:frame draw:style-name="gr6" draw:text-style-name="P4" draw:layer="layout" svg:width="2cm" svg:height="1.25cm" svg:x="11.5cm" svg:y="6cm">
          <draw:text-box>
            <text:p text:style-name="P4"><text:span text:style-name="T3">„</text:span><text:span text:style-name="T3">Back“</text:span></text:p>
          </draw:text-box>
        </draw:frame>
        <draw:frame draw:style-name="gr7" draw:text-style-name="P4" draw:layer="layout" svg:width="2.5cm" svg:height="1cm" svg:x="10.6cm" svg:y="8cm">
          <draw:text-box>
            <text:p text:style-name="P4"><text:span text:style-name="T3">„</text:span><text:span text:style-name="T3">About“</text:span></text:p>
          </draw:text-box>
        </draw:frame>
        <draw:frame draw:style-name="gr6" draw:text-style-name="P4" draw:layer="layout" svg:width="2cm" svg:height="1.25cm" svg:x="6.5cm" svg:y="7.5cm">
          <draw:text-box>
            <text:p text:style-name="P4"><text:span text:style-name="T3">„</text:span><text:span text:style-name="T3">Start“</text:span></text:p>
          </draw:text-box>
        </draw:frame>
        <draw:frame draw:style-name="gr6" draw:text-style-name="P4" draw:layer="layout" svg:width="4cm" svg:height="1.916cm" svg:x="1cm" svg:y="8cm">
          <draw:text-box>
            <text:p text:style-name="P4"><text:span text:style-name="T3">„</text:span><text:span text:style-name="T3">Stop“ or Game Win/Loose Situ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0T21:49:30</meta:creation-date>
    <meta:generator>LibreOffice/3.3$Unix LibreOffice_project/330m19$Build-301</meta:generator>
    <dc:date>2011-08-20T22:29:34</dc:date>
    <meta:editing-duration>PT40M5S</meta:editing-duration>
    <meta:editing-cycles>6</meta:editing-cycles>
    <meta:document-statistic meta:object-count="18"/>
  </office:meta>
</office:document-meta>
</file>